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0000002D0BEACA7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ModelePresentation-title">
      <style:graphic-properties draw:auto-grow-height="true" fo:min-height="6cm"/>
    </style:style>
    <style:style style:name="pr2" style:family="presentation" style:parent-style-name="ModelePresentation-notes">
      <style:graphic-properties draw:fill-color="#ffffff" draw:auto-grow-height="true" fo:min-height="13.365cm"/>
    </style:style>
    <style:style style:name="pr3" style:family="presentation" style:parent-style-name="ModelePresentation-title">
      <style:graphic-properties draw:auto-grow-height="true" fo:min-height="3.006cm"/>
    </style:style>
    <style:style style:name="pr4" style:family="presentation" style:parent-style-name="ModelePresentation-outline1">
      <style:graphic-properties fo:min-height="12.038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Cambria" style:font-family-generic="roman" style:font-pitch="variable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Cambria" style:font-family-generic="roman" style:font-pitch="variable"/>
    </style:style>
    <style:style style:name="T2" style:family="text">
      <style:text-properties fo:font-style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AM2R - Conseil</presentation:header-decl>
      <presentation:footer-decl presentation:name="ftr1">AM2R-Conseil - PC1</presentation:footer-decl>
      <presentation:footer-decl presentation:name="ftr2">Automatisation d'un processus de paiement</presentation:footer-decl>
      <presentation:date-time-decl presentation:name="dtd1" presentation:source="current-date" style:data-style-name="D3"/>
      <draw:page draw:name="page1" draw:style-name="dp1" draw:master-page-name="ModelePresentation" presentation:use-footer-name="ftr1" presentation:use-date-time-name="dtd1">
        <office:forms form:automatic-focus="false" form:apply-design-mode="false"/>
        <draw:frame presentation:style-name="pr1" draw:text-style-name="P2" draw:layer="layout" svg:width="22cm" svg:height="6cm" svg:x="0.5cm" svg:y="5cm" presentation:class="title" presentation:user-transformed="true">
          <draw:text-box>
            <text:p text:style-name="P1"><text:span text:style-name="T1">Automatisation d'un système de production</text:span></text:p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8.15cm" svg:height="3.006cm" svg:x="1.35cm" svg:y="0.717cm" presentation:class="title">
          <draw:text-box>
            <text:p text:style-name="P1"><text:span text:style-name="T1">Plan</text:span></text:p>
          </draw:text-box>
        </draw:frame>
        <draw:frame presentation:style-name="pr4" draw:layer="layout" svg:width="24.299cm" svg:height="12.038cm" svg:x="1.35cm" svg:y="4.212cm" presentation:class="outline">
          <draw:text-box>
            <text:list text:style-name="L2">
              <text:list-item>
                <text:p>Présentation de l'équipe</text:p>
              </text:list-item>
              <text:list-item>
                <text:p>Rappel des contraintes</text:p>
              </text:list-item>
              <text:list-item>
                <text:p>Choix retenus</text:p>
              </text:list-item>
              <text:list-item>
                <text:p>Bilan de la solution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8.15cm" svg:height="3.006cm" svg:x="1.35cm" svg:y="0.717cm" presentation:class="title">
          <draw:text-box>
            <text:p text:style-name="P1"><text:span text:style-name="T1">Présentation de l'équipe</text:span></text:p>
          </draw:text-box>
        </draw:frame>
        <draw:frame presentation:style-name="pr4" draw:layer="layout" svg:width="24.299cm" svg:height="12.038cm" svg:x="1.35cm" svg:y="4.212cm" presentation:class="outline">
          <draw:text-box>
            <text:list text:style-name="L2">
              <text:list-item>
                <text:p>Rémi Berthoulat (Chef de projet)</text:p>
              </text:list-item>
              <text:list-item>
                <text:p>Maxime Werlen (Responsable Qualité)</text:p>
              </text:list-item>
              <text:list-item>
                <text:p>Arnaud Sanchez (Collaborateur)</text:p>
              </text:list-item>
              <text:list-item>
                <text:p>Rémi Thévenoux (Collaborateur)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8.15cm" svg:height="3.006cm" svg:x="1.35cm" svg:y="0.717cm" presentation:class="title">
          <draw:text-box>
            <text:p text:style-name="P1"><text:span text:style-name="T1">Rappel des contraintes</text:span></text:p>
          </draw:text-box>
        </draw:frame>
        <draw:frame presentation:style-name="pr4" draw:layer="layout" svg:width="24.299cm" svg:height="12.038cm" svg:x="1.35cm" svg:y="4.212cm" presentation:class="outline">
          <draw:text-box>
            <text:list text:style-name="L2">
              <text:list-item>
                <text:p>Flexibilité</text:p>
              </text:list-item>
              <text:list-item>
                <text:p>Disponibilité</text:p>
              </text:list-item>
              <text:list-item>
                <text:p>Productivité</text:p>
              </text:list-item>
              <text:list-item>
                <text:p>Traçabilité</text:p>
              </text:list-item>
              <text:list-item>
                <text:p>Qualité</text:p>
              </text:list-item>
              <text:list-item>
                <text:p>Évolutivité et maintenabilité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8.15cm" svg:height="3.006cm" svg:x="1.35cm" svg:y="0.717cm" presentation:class="title">
          <draw:text-box>
            <text:p text:style-name="P1"><text:span text:style-name="T1">Choix retenus</text:span></text:p>
          </draw:text-box>
        </draw:frame>
        <draw:frame presentation:style-name="pr4" draw:layer="layout" svg:width="24.299cm" svg:height="12.038cm" svg:x="1.35cm" svg:y="4.212cm" presentation:class="outline">
          <draw:text-box>
            <text:list text:style-name="L2">
              <text:list-item>
                <text:p>Chariots à guidage laser</text:p>
              </text:list-item>
              <text:list-item>
                <text:p>Organisation de l'atelier en zone</text:p>
              </text:list-item>
              <text:list-item>
                <text:p>Architecture répartie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8.15cm" svg:height="3.006cm" svg:x="1.35cm" svg:y="0.717cm" presentation:class="title">
          <draw:text-box>
            <text:p text:style-name="P1"><text:span text:style-name="T1">Bilan de la solution</text:span></text:p>
          </draw:text-box>
        </draw:frame>
        <draw:frame presentation:style-name="pr4" draw:layer="layout" svg:width="24.299cm" svg:height="12.038cm" svg:x="1.35cm" svg:y="4.212cm" presentation:class="outline">
          <draw:text-box>
            <text:list text:style-name="L2">
              <text:list-item>
                <text:p>Flexibilité</text:p>
                <text:list>
                  <text:list-item>
                    <text:p>Trajet des chariots facilement modifiable</text:p>
                  </text:list-item>
                  <text:list-item>
                    <text:p>Gestion des incidents</text:p>
                  </text:list-item>
                  <text:list-item>
                    <text:p>Fonctionnement en mode dégradé</text:p>
                  </text:list-item>
                  <text:list-item>
                    <text:p>Maîtrise des risques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8.15cm" svg:height="3.006cm" svg:x="1.35cm" svg:y="0.717cm" presentation:class="title">
          <draw:text-box>
            <text:p text:style-name="P1"><text:span text:style-name="T1">Bilan de la solution</text:span></text:p>
          </draw:text-box>
        </draw:frame>
        <draw:frame presentation:style-name="pr4" draw:layer="layout" svg:width="24.299cm" svg:height="12.038cm" svg:x="1.35cm" svg:y="4.212cm" presentation:class="outline">
          <draw:text-box>
            <text:list text:style-name="L2">
              <text:list-item>
                <text:p>Évolutivité</text:p>
                <text:list>
                  <text:list-item>
                    <text:p>Découpage en sous-projets indépendants</text:p>
                  </text:list-item>
                  <text:list-item>
                    <text:p>Découpage de l'atelier en zones facilement redimensionnables</text:p>
                  </text:list-item>
                  <text:list-item>
                    <text:p>Ajout de matériel possible sans modification majeur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8.15cm" svg:height="3.006cm" svg:x="1.35cm" svg:y="0.717cm" presentation:class="title">
          <draw:text-box>
            <text:p text:style-name="P1"><text:span text:style-name="T1">Bilan de la solution</text:span></text:p>
          </draw:text-box>
        </draw:frame>
        <draw:frame presentation:style-name="pr4" draw:layer="layout" svg:width="24.299cm" svg:height="12.038cm" svg:x="1.35cm" svg:y="4.212cm" presentation:class="outline" presentation:user-transformed="true">
          <draw:text-box>
            <text:list text:style-name="L2">
              <text:list-item>
                <text:p>Simplicité</text:p>
                <text:list>
                  <text:list-item>
                    <text:p>Architecture technique efficace <text:span text:style-name="T2">(disponibilité)</text:span></text:p>
                  </text:list-item>
                  <text:list-item>
                    <text:p>Réseau dimensionné avec des solutions adaptés et standards<text:span text:style-name="T2"> (maintenabilité)</text:span></text:p>
                  </text:list-item>
                  <text:list-item>
                    <text:p>Atelier facilement maintenable grâce au découpage <text:span text:style-name="T2">(maintenabilité)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8.15cm" svg:height="3.006cm" svg:x="1.35cm" svg:y="0.717cm" presentation:class="title">
          <draw:text-box>
            <text:p text:style-name="P1"><text:span text:style-name="T1">Bilan de la solution</text:span></text:p>
          </draw:text-box>
        </draw:frame>
        <draw:frame presentation:style-name="pr4" draw:layer="layout" svg:width="24.299cm" svg:height="12.038cm" svg:x="1.35cm" svg:y="4.212cm" presentation:class="outline">
          <draw:text-box>
            <text:list text:style-name="L2">
              <text:list-item>
                <text:p>Limites</text:p>
                <text:list>
                  <text:list-item>
                    <text:p>étude plus approfondie pour l'architecture technique</text:p>
                  </text:list-item>
                  <text:list-item>
                    <text:p>analyse des risques non exhaustiv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8.15cm" svg:height="3.006cm" svg:x="1.35cm" svg:y="0.717cm" presentation:class="title">
          <draw:text-box>
            <text:p text:style-name="P1"><text:span text:style-name="T1">Bilan de la solution</text:span></text:p>
          </draw:text-box>
        </draw:frame>
        <draw:frame presentation:style-name="pr4" draw:layer="layout" svg:width="24.299cm" svg:height="12.038cm" svg:x="1.35cm" svg:y="4.212cm" presentation:class="outline">
          <draw:text-box>
            <text:list text:style-name="L2">
              <text:list-item>
                <text:p>Coût total : 2 543 000 €</text:p>
                <text:list>
                  <text:list-item>
                    <text:p>Coûts matériels : 2 143 000 €</text:p>
                  </text:list-item>
                  <text:list-item>
                    <text:p>Coûts étude et logiciel : 400 000 €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201000003C0000002D0BEACA74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.351cm" fo:margin-bottom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Body_20_Text_20_Indent" style:display-name="Body Text Indent" style:family="graphic">
      <style:paragraph-properties fo:margin-left="1.764cm" fo:margin-right="0cm" fo:margin-top="0.351cm" fo:margin-bottom="0cm" fo:text-align="justify" fo:text-indent="1.764cm" style:text-autospace="none"/>
      <style:text-properties fo:font-family="Calibri" style:font-family-generic="swiss" style:font-pitch="variable" fo:font-size="12pt" fo:language="en" fo:country="US" style:language-asian="en" style:country-asian="US" style:font-family-complex="Calibri" style:font-family-generic-complex="swiss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heading_20_4" style:display-name="heading 4" style:family="graphic">
      <style:paragraph-properties fo:margin-top="0.529cm" fo:margin-bottom="0cm" style:text-autospace="none"/>
      <style:text-properties fo:font-family="Calibri" style:font-family-generic="swiss" style:font-pitch="variable" fo:font-size="13pt" fo:language="en" fo:country="US" fo:font-weight="bold" style:language-asian="en" style:country-asian="US" style:font-family-complex="Calibri" style:font-family-generic-complex="swiss" style:font-pitch-complex="variable" style:font-size-complex="13pt" style:font-style-complex="italic" style:font-weight-complex="bold"/>
    </style:style>
    <style:style style:name="ModelePresentation-background" style:family="presentation">
      <style:graphic-properties draw:stroke="none" draw:fill="none"/>
      <style:text-properties style:letter-kerning="true"/>
    </style:style>
    <style:style style:name="Modele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delePresentation-notes" style:family="presentation">
      <style:graphic-properties draw:stroke="none" draw:fill="none">
        <text:list-style style:name="Modele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delePresentation-outline1" style:family="presentation">
      <style:graphic-properties draw:stroke="none" draw:fill="none">
        <text:list-style style:name="Modele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delePresentation-outline2" style:family="presentation" style:parent-style-name="Modele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delePresentation-outline3" style:family="presentation" style:parent-style-name="Modele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delePresentation-outline4" style:family="presentation" style:parent-style-name="Modele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delePresentation-outline5" style:family="presentation" style:parent-style-name="Modele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6" style:family="presentation" style:parent-style-name="Modele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7" style:family="presentation" style:parent-style-name="Modele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8" style:family="presentation" style:parent-style-name="Modele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9" style:family="presentation" style:parent-style-name="Modele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delePresentation-subtitle" style:family="presentation">
      <style:graphic-properties draw:stroke="none" draw:fill="none" draw:textarea-vertical-align="middle">
        <text:list-style style:name="Modele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delePresentation-title" style:family="presentation">
      <style:graphic-properties draw:stroke="none" draw:fill="none" draw:textarea-vertical-align="middle">
        <text:list-style style:name="Modele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Modele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dele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dele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0</text:page-number></text:span></text:p>
        </draw:text-box>
      </draw:frame>
      <draw:page-thumbnail draw:layer="backgroundobjects" svg:width="5.939cm" svg:height="3.959cm" svg:x="2.97cm" svg:y="4.267cm"/>
      <draw:page-thumbnail draw:layer="backgroundobjects" svg:width="5.939cm" svg:height="3.959cm" svg:x="11.88cm" svg:y="4.267cm" draw:page-number="1"/>
      <draw:page-thumbnail draw:layer="backgroundobjects" svg:width="5.939cm" svg:height="3.959cm" svg:x="20.79cm" svg:y="4.267cm"/>
      <draw:page-thumbnail draw:layer="backgroundobjects" svg:width="5.939cm" svg:height="3.959cm" svg:x="2.97cm" svg:y="12.772cm"/>
      <draw:page-thumbnail draw:layer="backgroundobjects" svg:width="5.939cm" svg:height="3.959cm" svg:x="11.88cm" svg:y="12.772cm"/>
      <draw:page-thumbnail draw:layer="backgroundobjects" svg:width="5.939cm" svg:height="3.959cm" svg:x="20.79cm" svg:y="12.772cm"/>
    </style:handout-master>
    <style:master-page style:name="ModelePresentation" style:page-layout-name="PM1" draw:style-name="Mdp1">
      <office:forms form:automatic-focus="false" form:apply-design-mode="false"/>
      <draw:frame presentation:style-name="ModelePresentation-title" draw:layer="backgroundobjects" svg:width="18.15cm" svg:height="3.005cm" svg:x="1.35cm" svg:y="0.717cm" presentation:class="title" presentation:placeholder="true">
        <draw:text-box/>
      </draw:frame>
      <draw:frame presentation:style-name="ModelePresentation-outline1" draw:layer="backgroundobjects" svg:width="24.299cm" svg:height="12.2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0.639cm" svg:x="1.35cm" svg:y="1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0.639cm" svg:x="9.234cm" svg:y="1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0.639cm" svg:x="19.359cm" svg:y="17cm" presentation:class="page-number">
        <draw:text-box>
          <text:p text:style-name="MP2"><text:span text:style-name="MT1"><text:page-number>10</text:page-number></text:span></text:p>
        </draw:text-box>
      </draw:frame>
      <presentation:notes style:page-layout-name="PM2">
        <draw:page-thumbnail presentation:style-name="ModelePresentation-title" draw:layer="backgroundobjects" svg:width="14.848cm" svg:height="11.136cm" svg:x="3.075cm" svg:y="2.257cm" presentation:class="page"/>
        <draw:frame presentation:style-name="Modele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9-01-05T15:11:08.87</meta:creation-date>
    <meta:editing-cycles>3</meta:editing-cycles>
    <meta:editing-duration>PT00H12M49S</meta:editing-duration>
    <dc:date>2009-01-05T16:51:58.77</dc:date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